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rsid="0010d275" officeooo:paragraph-rsid="0010d275"/>
    </style:style>
    <style:style style:name="P2" style:family="paragraph" style:parent-style-name="Standard">
      <style:paragraph-properties fo:line-height="115%"/>
      <style:text-properties officeooo:rsid="0010d275" officeooo:paragraph-rsid="0010d275"/>
    </style:style>
    <style:style style:name="P3" style:family="paragraph" style:parent-style-name="Standard">
      <style:paragraph-properties fo:line-height="115%"/>
      <style:text-properties fo:font-weight="bold" officeooo:rsid="0010d275" officeooo:paragraph-rsid="0010d275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134b07" officeooo:paragraph-rsid="00134b07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normal" officeooo:rsid="00121467" officeooo:paragraph-rsid="00121467" style:font-weight-asian="normal" style:font-weight-complex="normal"/>
    </style:style>
    <style:style style:name="P6" style:family="paragraph" style:parent-style-name="Standard">
      <style:paragraph-properties fo:line-height="115%"/>
      <style:text-properties fo:font-weight="normal" officeooo:rsid="00134b07" officeooo:paragraph-rsid="00134b07" style:font-weight-asian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normal" officeooo:rsid="00121467" officeooo:paragraph-rsid="0012146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size="16pt" fo:font-weight="bold" officeooo:rsid="0010d275" officeooo:paragraph-rsid="0010d275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b0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undo Senai</text:p>
      <text:p text:style-name="P1">Visao Geral</text:p>
      <text:p text:style-name="P1"/>
      <text:p text:style-name="P2"/>
      <text:p text:style-name="P3">Grupo 1</text:p>
      <text:p text:style-name="P2">Douglas</text:p>
      <text:p text:style-name="P2">Leandro</text:p>
      <text:p text:style-name="P2">Roberto</text:p>
      <text:p text:style-name="P2">Silvio</text:p>
      <text:p text:style-name="P5"/>
      <text:p text:style-name="P7"><text:span text:style-name="T2">DEMANDA:</text:span><text:span text:style-name="T1"> </text:span><text:s text:c="3"/>Automação portão de entrada unidade SENAI Dr. Celso Charuri .</text:p>
      <text:p text:style-name="P5"/>
      <text:p text:style-name="P5"><text:span text:style-name="Strong_20_Emphasis">Descrição resumida:</text:span> </text:p>
      <text:p text:style-name="P5"/>
      <text:p text:style-name="P5"><text:tab/>A unidade SENAI Dr. Celso Charuri possui a necessidade de melhorar o fluxo de acesso dos veículos ao estacionamento da unidade, tal problemática interfere diretamente no trabalho dos porteiros que necessitam constantemente sair do seu posto de trabalho (guarita) para realizar a abertura/fechamento do portão de acesso ao estacionamento da unidade. </text:p>
      <text:p text:style-name="P5"/>
      <text:p text:style-name="P5"><text:span text:style-name="Strong_20_Emphasis">Benefícios esperados:</text:span> <text:line-break/><text:tab/>Os benefícios esperados serão: o melhor controle na entrada e saída de veículos autorizados no estacionamento, gerando aos usuários o sentimento de segurança em relação ao tempo de espera dentro do veículo e a extinção da necessidade de deslocamento do porteiro de seu posto de trabalho (guarita). </text:p>
      <text:p text:style-name="P5"/>
      <text:p text:style-name="P5"/>
      <text:p text:style-name="P4">SOLUÇÃO: </text:p>
      <text:p text:style-name="P6"/>
      <text:p text:style-name="P6"><text:tab/>O portão é aberto automaticamente para pessoas autorizadas. A identificação é feita através de um cartão RFID. O módulo usando arduino aciona o motor que abre o portão. O sensor infravermelho detecta a passagem do carro e fecha o port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0:02:21.339000000</meta:creation-date>
    <meta:generator>LibreOffice/6.2.5.2$Windows_X86_64 LibreOffice_project/1ec314fa52f458adc18c4f025c545a4e8b22c159</meta:generator>
    <dc:date>2019-10-18T10:22:37.139000000</dc:date>
    <meta:editing-duration>PT10M14S</meta:editing-duration>
    <meta:editing-cycles>2</meta:editing-cycles>
    <meta:document-statistic meta:table-count="0" meta:image-count="0" meta:object-count="0" meta:page-count="1" meta:paragraph-count="13" meta:word-count="164" meta:character-count="1068" meta:non-whitespace-character-count="906"/>
  </office:meta>
</office:document-meta>
</file>